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form="urn:oasis:names:tc:opendocument:xmlns:form:1.0" xmlns:script="urn:oasis:names:tc:opendocument:xmlns:script:1.0"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fice="urn:oasis:names:tc:opendocument:xmlns:office:1.0" xmlns:math="http://www.w3.org/1998/Math/MathML" xmlns:svg="urn:oasis:names:tc:opendocument:xmlns:svg-compatible:1.0" xmlns:dr3d="urn:oasis:names:tc:opendocument:xmlns:dr3d:1.0" xmlns:table="urn:oasis:names:tc:opendocument:xmlns:table:1.0" xmlns:xsd="http://www.w3.org/2001/XMLSchema" xmlns:xsi="http://www.w3.org/2001/XMLSchema-instance" xmlns:chart="urn:oasis:names:tc:opendocument:xmlns:chart:1.0" xmlns:draw="urn:oasis:names:tc:opendocument:xmlns:drawing:1.0" xmlns:style="urn:oasis:names:tc:opendocument:xmlns:style:1.0" xmlns:dom="http://www.w3.org/2001/xml-events" xmlns:number="urn:oasis:names:tc:opendocument:xmlns:datastyle:1.0" office:version="1.0">
  <office:scripts/>
  <office:font-face-decls/>
  <office:automatic-styles>
    <style:style style:name="rststyle-tableoption" style:family="table">
      <style:table-properties table:align="left" style:width="17.59cm" style:shadow="none"/>
    </style:style>
    <style:style style:name="rststyle-tableoption.A" style:family="table-column">
      <style:table-column-properties style:column-width="4.999cm"/>
    </style:style>
    <style:style style:name="rststyle-tableoption.B" style:family="table-column">
      <style:table-column-properties style:column-width="12.587cm"/>
    </style:style>
    <style:style style:name="rststyle-tableoption.A1" style:family="table-cell">
      <style:table-cell-properties fo:border-top="0.035cm solid #000000" fo:background-color="transparent" fo:padding="0.097cm" fo:border-left="0.035cm solid #000000" fo:border-right="none" fo:border-bottom="0.035cm solid #000000">
        <style:background-image/>
      </style:table-cell-properties>
    </style:style>
    <style:style style:name="rststyle-tableoption.B1" style:family="table-cell">
      <style:table-cell-properties fo:border="0.035cm solid #000000" fo:padding="0.097cm"/>
    </style:style>
    <style:style style:name="rststyle-tableoption.A2" style:family="table-cell">
      <style:table-cell-properties fo:border-top="none" fo:border-left="0.035cm solid #000000" fo:border-right="none" fo:padding="0.097cm" fo:border-bottom="0.035cm solid #000000"/>
    </style:style>
    <style:style style:name="rststyle-tableoption.B2" style:family="table-cell">
      <style:table-cell-properties fo:border-top="none" fo:border-left="0.035cm solid #000000" fo:border-right="0.035cm solid #000000" fo:padding="0.097cm" fo:border-bottom="0.035cm solid #000000"/>
    </style:style>
  </office:automatic-styles>
  <office:body>
    <office:text>
      <text:h text:outline-level="1" text:style-name="rststyle-heading1">Odtwriter for Docutils</text:h>
      <text:section text:style-name="Sect1" text:name="Section1"><text:p text:style-name="rststyle-textbody"><text:span text:style-name="rststyle-strong">Author: </text:span></text:p><text:p text:style-name="rststyle-blockindent">Dave Kuhlman</text:p><text:p text:style-name="rststyle-textbody"><text:span text:style-name="rststyle-strong">Address: </text:span></text:p><text:p text:style-name="rststyle-blockindent"><text:a xlink:type="simple" xlink:href="mailto:dkuhlman@rexx.com">dkuhlman@rexx.com</text:a>
<text:a xlink:type="simple" xlink:href="http://www.rexx.com/~dkuhlman">http://www.rexx.com/~dkuhlman</text:a></text:p><text:p text:style-name="rststyle-textbody"><text:span text:style-name="rststyle-strong">Revision: </text:span>1.0c</text:p>1.0c<text:p text:style-name="rststyle-textbody"><text:span text:style-name="rststyle-strong">Date: </text:span>Feb. 19, 2007</text:p>Feb. 19, 2007<text:p text:style-name="rststyle-textbody"><text:span text:style-name="rststyle-strong">Copyright: </text:span></text:p><text:p text:style-name="rststyle-blockindent">Copyright (c) 2006 Dave Kuhlman.  All Rights Reserved.
This software is subject to the provisions of the MIT License
<text:a xlink:type="simple" xlink:href="http://www.opensource.org/licenses/mit-license.php">http://www.opensource.org/licenses/mit-license.php</text:a>.</text:p></text:section>
      <text:p text:style-name="rststyle-horizontalline"/>
      <text:p text:style-name="rststyle-centeredtextbody"><text:span text:style-name="rststyle-strong">Abstract</text:span></text:p>
      <text:p text:style-name="rststyle-textbody">This document describes the Docutils odtwriter.</text:p>
      <text:p text:style-name="rststyle-horizontalline"/>
      <text:p text:style-name="rststyle-centeredtextbody"><text:span text:style-name="rststyle-strong">Contents</text:span></text:p>
      <text:list text:style-name="rststyle-tocenumlist">
        <text:list-item>
          <text:p text:style-name="rststyle-enumitem"><text:a xlink:type="simple" xlink:href="#introduction">Introduction</text:a></text:p>
        </text:list-item>
        <text:list-item>
          <text:p text:style-name="rststyle-enumitem"><text:a xlink:type="simple" xlink:href="#how-to-install-it">How to Install It</text:a></text:p>
          <text:list text:style-name="rststyle-tocenumlist">
            <text:list-item>
              <text:p text:style-name="rststyle-enumitem"><text:a xlink:type="simple" xlink:href="#where-to-get-it">Where to get it</text:a></text:p>
            </text:list-item>
            <text:list-item>
              <text:p text:style-name="rststyle-enumitem"><text:a xlink:type="simple" xlink:href="#requirements">Requirements</text:a></text:p>
            </text:list-item>
            <text:list-item>
              <text:p text:style-name="rststyle-enumitem"><text:a xlink:type="simple" xlink:href="#installation">Installation</text:a></text:p>
            </text:list-item>
          </text:list>
        </text:list-item>
        <text:list-item>
          <text:p text:style-name="rststyle-enumitem"><text:a xlink:type="simple" xlink:href="#how-to-use-it">How to Use It</text:a></text:p>
          <text:list text:style-name="rststyle-tocenumlist">
            <text:list-item>
              <text:p text:style-name="rststyle-enumitem"><text:a xlink:type="simple" xlink:href="#command-line-flags">Command line flags</text:a></text:p>
            </text:list-item>
          </text:list>
        </text:list-item>
        <text:list-item>
          <text:p text:style-name="rststyle-enumitem"><text:a xlink:type="simple" xlink:href="#styles">Styles</text:a></text:p>
          <text:list text:style-name="rststyle-tocenumlist">
            <text:list-item>
              <text:p text:style-name="rststyle-enumitem"><text:a xlink:type="simple" xlink:href="#styles-used-by-odtwriter">Styles used by odtwriter</text:a></text:p>
              <text:list text:style-name="rststyle-tocenumlist">
                <text:list-item>
                  <text:p text:style-name="rststyle-enumitem"><text:a xlink:type="simple" xlink:href="#paragraph-styles">Paragraph styles</text:a></text:p>
                </text:list-item>
                <text:list-item>
                  <text:p text:style-name="rststyle-enumitem"><text:a xlink:type="simple" xlink:href="#character-styles">Character styles</text:a></text:p>
                </text:list-item>
                <text:list-item>
                  <text:p text:style-name="rststyle-enumitem"><text:a xlink:type="simple" xlink:href="#list-styles">List styles</text:a></text:p>
                </text:list-item>
                <text:list-item>
                  <text:p text:style-name="rststyle-enumitem"><text:a xlink:type="simple" xlink:href="#table-styles">Table styles</text:a></text:p>
                </text:list-item>
              </text:list>
            </text:list-item>
          </text:list>
        </text:list-item>
        <text:list-item>
          <text:p text:style-name="rststyle-enumitem"><text:a xlink:type="simple" xlink:href="#hints-and-suggestions">Hints and Suggestions</text:a></text:p>
          <text:list text:style-name="rststyle-tocenumlist">
            <text:list-item>
              <text:p text:style-name="rststyle-enumitem"><text:a xlink:type="simple" xlink:href="#table-of-contents">Table of contents</text:a></text:p>
            </text:list-item>
            <text:list-item>
              <text:p text:style-name="rststyle-enumitem"><text:a xlink:type="simple" xlink:href="#syntax-highlighting">Syntax highlighting</text:a></text:p>
              <text:list text:style-name="rststyle-tocenumlist">
                <text:list-item>
                  <text:p text:style-name="rststyle-enumitem"><text:a xlink:type="simple" xlink:href="#controlling-syntax-highlighting-within-a-document">Controlling syntax highlighting within a document</text:a></text:p>
                </text:list-item>
              </text:list>
            </text:list-item>
            <text:list-item>
              <text:p text:style-name="rststyle-enumitem"><text:a xlink:type="simple" xlink:href="#the-container-directive">The container directive</text:a></text:p>
            </text:list-item>
            <text:list-item>
              <text:p text:style-name="rststyle-enumitem"><text:a xlink:type="simple" xlink:href="#the-table-directive">The table directive</text:a></text:p>
            </text:list-item>
          </text:list>
        </text:list-item>
      </text:list>
      <text:p text:style-name="rststyle-horizontalline"/>
      <text:section text:style-name="Sect1" text:name="Section2"><text:h text:outline-level="1" text:style-name="rststyle-heading1">1   Introduction</text:h>1   <text:p text:style-name="rststyle-textbody">What it does -- <text:span text:style-name="rststyle-inlineliteral">rst2odt.py/odtwriter.py</text:span> translates reST
(reStructuredText) into a Open Document Format <text:span text:style-name="rststyle-inlineliteral">.odt</text:span> file.  You
can learn more about the ODF format here:</text:p><text:list text:style-name="rststyle-bulletlist"><text:list-item><text:p text:style-name="rststyle-bulletitem"><text:a xlink:type="simple" xlink:href="http://www.oasis-open.org/committees/tc_home.php?wg_abbrev=office">OASIS Open Document Format for Office Applications
(OpenDocument) TC</text:a></text:p></text:list-item><text:list-item><text:p text:style-name="rststyle-bulletitem"><text:a xlink:type="simple" xlink:href="http://en.wikipedia.org/wiki/OpenDocument">Open Document at Wikipedia</text:a></text:p></text:list-item></text:list><text:p text:style-name="rststyle-textbody">You should be able to open documents (.odt files) generated with
<text:span text:style-name="rststyle-inlineliteral">rst2odt.py</text:span> in <text:span text:style-name="rststyle-inlineliteral">OpenOffice/oowriter</text:span>.  I use OpenOffice version
2.0 in my testing.</text:p></text:section>
      <text:section text:style-name="Sect1" text:name="Section3"><text:h text:outline-level="1" text:style-name="rststyle-heading1">2   How to Install It</text:h>2   <text:section text:style-name="Sect2" text:name="Section4"><text:h text:outline-level="2" text:style-name="rststyle-heading2">2.1   Where to get it</text:h>2.1   <text:p text:style-name="rststyle-textbody">The distribution file is here: <text:a xlink:type="simple" xlink:href="odtwriter-1.0c.tar.gz">source distribution of
ODF/ODT writer for Docutils</text:a>.</text:p><text:p text:style-name="rststyle-textbody"><text:span text:style-name="rststyle-inlineliteral">odtwriter</text:span> is also available via Subversion from
the Docutils repository under
<text:span text:style-name="rststyle-inlineliteral">docutils/sandbox/dkuhlman/OpenDocument/</text:span>. The following will
download Docutils including <text:span text:style-name="rststyle-inlineliteral">odtwriter</text:span> and associated files into
your current directory:</text:p><text:p xmlns:text="urn:oasis:names:tc:opendocument:xmlns:text:1.0" text:style-name="rststyle-codeblock">$ svn checkout svn://svn.berlios.de/docutils/trunk docutils</text:p><text:p text:style-name="rststyle-textbody">For more information about access to the Docutils Subversion
repository, see:
<text:a xlink:type="simple" xlink:href="http://docutils.sourceforge.net/docs/dev/repository.html">http://docutils.sourceforge.net/docs/dev/repository.html</text:a>.</text:p></text:section><text:section text:style-name="Sect2" text:name="Section5"><text:h text:outline-level="2" text:style-name="rststyle-heading2">2.2   Requirements</text:h>2.2   <text:p text:style-name="rststyle-textbody"><text:span text:style-name="rststyle-inlineliteral">odtwriter</text:span> requires:</text:p><text:list text:style-name="rststyle-bulletlist"><text:list-item><text:p text:style-name="rststyle-bulletitem">Python</text:p></text:list-item><text:list-item><text:p text:style-name="rststyle-bulletitem">A sufficiently recent version of Docutils.</text:p></text:list-item><text:list-item><text:p text:style-name="rststyle-bulletitem">Either of the following:</text:p><text:list text:style-name="rststyle-bulletlist"><text:list-item><text:p text:style-name="rststyle-bulletitem">ElementTree -- See: <text:a xlink:type="simple" xlink:href="http://effbot.org/zone/element-index.htm">http://effbot.org/zone/element-index.htm</text:a></text:p></text:list-item><text:list-item><text:p text:style-name="rststyle-bulletitem">Lxml -- See: <text:a xlink:type="simple" xlink:href="http://codespeak.net/lxml/">http://codespeak.net/lxml/</text:a></text:p></text:list-item></text:list><text:p text:style-name="rststyle-bulletitem"><text:span text:style-name="rststyle-inlineliteral">odtwriter</text:span> will try first to use Lxml, and if it is not
installed will use ElementTree.</text:p></text:list-item><text:list-item><text:p text:style-name="rststyle-bulletitem">Optional -- <text:a xlink:type="simple" xlink:href="http://pygments.pocoo.org/">Pygments</text:a> is required for syntax highlighting of
code in literal blocks.  See section <text:a xlink:type="simple" xlink:href="#syntax-highlighting">Syntax highlighting</text:a>.</text:p></text:list-item></text:list></text:section><text:section text:style-name="Sect2" text:name="Section6"><text:h text:outline-level="2" text:style-name="rststyle-heading2">2.3   Installation</text:h>2.3   <text:p text:style-name="rststyle-textbody">Install <text:span text:style-name="rststyle-inlineliteral">odtwriter</text:span> with the standard Python installation
commands:</text:p><text:p xmlns:text="urn:oasis:names:tc:opendocument:xmlns:text:1.0" text:style-name="rststyle-codeblock">$ python setup.py build</text:p><text:p xmlns:text="urn:oasis:names:tc:opendocument:xmlns:text:1.0" text:style-name="rststyle-codeblock">$ python setup.py install <text:s text:c="6"/># possibly as root</text:p><text:p text:style-name="rststyle-textbody">This will install <text:span text:style-name="rststyle-inlineliteral">rst2odt.py</text:span> in your <text:span text:style-name="rststyle-inlineliteral">bin</text:span> directory and the
odtwriter and the styles file under <text:span text:style-name="rststyle-inlineliteral">docutils/writers/odtwriter</text:span>
within your Docutils installation.</text:p></text:section></text:section>
      <text:section text:style-name="Sect1" text:name="Section7"><text:h text:outline-level="1" text:style-name="rststyle-heading1">3   How to Use It</text:h>3   <text:p text:style-name="rststyle-textbody">Run it from the command line as follows:</text:p><text:p xmlns:text="urn:oasis:names:tc:opendocument:xmlns:text:1.0" text:style-name="rststyle-codeblock">$ rst2odt.py myinput.txt myoutput.odt</text:p><text:p text:style-name="rststyle-textbody">To see usage information and to learn about command line flags
that you can use, run the following:</text:p><text:p xmlns:text="urn:oasis:names:tc:opendocument:xmlns:text:1.0" text:style-name="rststyle-codeblock">$ rst2odt.py --help</text:p><text:p text:style-name="rststyle-textbody">Examples:</text:p><text:p xmlns:text="urn:oasis:names:tc:opendocument:xmlns:text:1.0" text:style-name="rststyle-codeblock">$ rst2odt.py -s -g python_comments.txt python_comments.odt</text:p><text:p xmlns:text="urn:oasis:names:tc:opendocument:xmlns:text:1.0" text:style-name="rststyle-codeblock"/><text:p xmlns:text="urn:oasis:names:tc:opendocument:xmlns:text:1.0" text:style-name="rststyle-codeblock">$ rst2odt.py --source-url=odtwriter.txt --generator --stylesheet-path=/myconfigs/styles.odt odtwriter.txt odtwriter.odt</text:p><text:section text:style-name="Sect2" text:name="Section8"><text:h text:outline-level="2" text:style-name="rststyle-heading2">3.1   Command line flags</text:h>3.1   <text:p text:style-name="rststyle-textbody">The following command line flags are specific to <text:span text:style-name="rststyle-inlineliteral">odtwriter</text:span>:</text:p><table:table table:name="rststyle-tableoption" table:style-name="rststyle-tableoption"><table:table-column table:style-name="rststyle-tableoption.A"/><table:table-column table:style-name="rststyle-tableoption.B"/><table:table-header-rows><table:table-row><table:table-cell office:value-type="string" table:style-name="rststyle-tableoption.A1"><text:p text:style-name="Table_20_Heading">Option</text:p></table:table-cell><table:table-cell office:value-type="string" table:style-name="rststyle-tableoption.B1"><text:p text:style-name="Table_20_Heading">Description</text:p></table:table-cell></table:table-row></table:table-header-rows><table:table-row><table:table-cell office:value-type="string" table:style-name="Table0.A2"><text:p text:style-name="Table_20_Contents">--stylesheet=&lt;URL&gt;</text:p>&lt;URL&gt;</table:table-cell><table:table-cell office:value-type="string" table:style-name="Table0.B2"><text:p text:style-name="Table_20_Contents">Specify a stylesheet URL, used verbatim.  Overrides
--stylesheet-path.</text:p></table:table-cell></table:table-row><table:table-row><table:table-cell office:value-type="string" table:style-name="Table0.A2"><text:p text:style-name="Table_20_Contents">--stylesheet-path=&lt;file&gt;</text:p>&lt;file&gt;</table:table-cell><table:table-cell office:value-type="string" table:style-name="Table0.B2"><text:p text:style-name="Table_20_Contents">Specify a stylesheet file, relative to the current
working directory.  The path is adjusted relative to
the output ODF file.  Overrides --stylesheet.
Default: "/usr/local/lib/python2.5/site-
packages/docutils/writers/odtwriter/styles.odt"</text:p></table:table-cell></table:table-row><table:table-row><table:table-cell office:value-type="string" table:style-name="Table0.A2"><text:p text:style-name="Table_20_Contents">--cloak-email-addresses</text:p>--cloak-email-addresses</table:table-cell><table:table-cell office:value-type="string" table:style-name="Table0.B2"><text:p text:style-name="Table_20_Contents">Obfuscate email addresses to confuse harvesters while
still keeping email links usable with standards-
compliant browsers.</text:p></table:table-cell></table:table-row><table:table-row><table:table-cell office:value-type="string" table:style-name="Table0.A2"><text:p text:style-name="Table_20_Contents">--table-border-thickness=TABLE_BORDER_THICKNESS</text:p>TABLE_BORDER_THICKNESS</table:table-cell><table:table-cell office:value-type="string" table:style-name="Table0.B2"><text:p text:style-name="Table_20_Contents">Specify the thickness of table borders in thousands of
a cm.  Default is 35.</text:p></table:table-cell></table:table-row><table:table-row><table:table-cell office:value-type="string" table:style-name="Table0.A2"><text:p text:style-name="Table_20_Contents">--add-syntax-highlighting</text:p>--add-syntax-highlighting</table:table-cell><table:table-cell office:value-type="string" table:style-name="Table0.B2"><text:p text:style-name="Table_20_Contents">Add syntax highlighting in literal code
blocks. Default is no. Requires installation of
Pygments.</text:p></table:table-cell></table:table-row></table:table></text:section></text:section>
      <text:section text:style-name="Sect1" text:name="Section9"><text:h text:outline-level="1" text:style-name="rststyle-heading1">4   Styles</text:h>4   <text:p text:style-name="rststyle-textbody"><text:span text:style-name="rststyle-inlineliteral">odtwriter</text:span> uses a number of styles that are defined in the
default <text:span text:style-name="rststyle-inlineliteral">styles.xml</text:span>.  This section describes those styles.</text:p><text:p text:style-name="rststyle-textbody">You can modify the look of documents generated by <text:span text:style-name="rststyle-inlineliteral">odtwriter</text:span> in
several ways:</text:p><text:list text:style-name="rststyle-bulletlist"><text:list-item><text:p text:style-name="rststyle-bulletitem">Open (a copy of) <text:span text:style-name="rststyle-inlineliteral">styles.odt</text:span> in <text:span text:style-name="rststyle-inlineliteral">OpenOffice/oowriter</text:span> and
modify the style you wish to change. Now, save this document,
then generate your documents using this modified copy of
<text:span text:style-name="rststyle-inlineliteral">styles.odt</text:span>.</text:p><text:p text:style-name="rststyle-bulletitem">In my version of <text:span text:style-name="rststyle-inlineliteral">oowriter</text:span>, to modify styles, either (1)
press F11 or (2) use menu item "Format/Styles and Formatting",
then right-click on the relevant style and select "Modify".
Modify the style, then save your document.</text:p></text:list-item><text:list-item><text:p text:style-name="rststyle-bulletitem">Open a document generated by <text:span text:style-name="rststyle-inlineliteral">odtwriter</text:span> in <text:span text:style-name="rststyle-quotation">oowriter`</text:span>.  Now,
edit the style you are interested in modifying.  Now, you
can extract the styles.xml file from your document and either
(1) use this as your default styles file or (2) copy and paste
the relevant style definition into your styles.xml.</text:p></text:list-item><text:list-item><text:p text:style-name="rststyle-bulletitem">Extract <text:span text:style-name="rststyle-inlineliteral">styles.xml</text:span> from <text:span text:style-name="rststyle-inlineliteral">styles.odt</text:span> using your favorite
<text:span text:style-name="rststyle-inlineliteral">zip/unzip</text:span> tool.  Then modify <text:span text:style-name="rststyle-inlineliteral">styles.xml</text:span> with a text
editor.  Now re-zip it back into your own <text:span text:style-name="rststyle-inlineliteral">styles.odt</text:span>, or use
it directly by specifying it with a command line flag.
<text:span text:style-name="rststyle-strong">Hint:</text:span> If you intend to extract <text:span text:style-name="rststyle-inlineliteral">styles.xml</text:span> from an
<text:span text:style-name="rststyle-inlineliteral">.odt</text:span> file (and then "re-zip" it), you should turn off XML
optimization/compression in <text:span text:style-name="rststyle-inlineliteral">oowriter</text:span>.  In order to this in
<text:span text:style-name="rststyle-inlineliteral">oowriter</text:span>, use Tools --&gt; Options... --&gt; Load-Save --&gt; General
and turn off "Size optimization for XML format".</text:p></text:list-item><text:list-item><text:p text:style-name="rststyle-bulletitem">Open an empty (or new) document in <text:span text:style-name="rststyle-inlineliteral">oowriter</text:span>.  Define the
styles described in this section.  Then, use that document (a
.odt file) as your stylesheet.  <text:span text:style-name="rststyle-inlineliteral">odtwriter</text:span> will extract the
<text:span text:style-name="rststyle-inlineliteral">styles.xml</text:span> file from that document and insert it into the
output document.</text:p></text:list-item><text:list-item><text:p text:style-name="rststyle-bulletitem">Some combination of the above.</text:p></text:list-item></text:list><text:section text:style-name="Sect2" text:name="Section10"><text:h text:outline-level="2" text:style-name="rststyle-heading2">4.1   Styles used by odtwriter</text:h>4.1   <text:p text:style-name="rststyle-textbody">This section describes the styles used by <text:span text:style-name="rststyle-inlineliteral">odtwriter</text:span>.</text:p><text:p text:style-name="rststyle-textbody">Note that we do not describe the "look" of these styles.  That can
be easily changed by using <text:span text:style-name="rststyle-inlineliteral">oowriter</text:span> to edit the document
<text:span text:style-name="rststyle-inlineliteral">styles.odt</text:span> (or a copy of it), and modifying any of the styles
described here.</text:p><text:p text:style-name="rststyle-textbody">To change the definition and appearance of these styles, open
<text:span text:style-name="rststyle-inlineliteral">styles.odt</text:span> in <text:span text:style-name="rststyle-inlineliteral">oowriter</text:span> and open the Styles and Formatting
window by using the following menu item:</text:p><text:p xmlns:text="urn:oasis:names:tc:opendocument:xmlns:text:1.0" text:style-name="rststyle-codeblock">Format --&gt; Styles and Formatting</text:p><text:p text:style-name="rststyle-textbody">Then, click on the Paragraph Styles button or the Character Styles
button at the top of the Styles and Formatting window.  You may
also need to select "All Styles" from the drop-down selection list
at the bottom of the Styles and Formatting window in order to see
the styles used by <text:span text:style-name="rststyle-inlineliteral">odtwriter</text:span>.</text:p><text:p text:style-name="rststyle-textbody">Notice that you can make a copy of file <text:span text:style-name="rststyle-inlineliteral">styles.odt</text:span>, modify it
using <text:span text:style-name="rststyle-inlineliteral">oowriter</text:span>, and then use your copy with the
<text:span text:style-name="rststyle-inlineliteral">--stylesheet-path=&lt;file&gt;</text:span> command line option.  Example:</text:p><text:p xmlns:text="urn:oasis:names:tc:opendocument:xmlns:text:1.0" text:style-name="rststyle-codeblock">$ rst2odt.py --stylesheet-path=mystyles.odt test2.txt test2.odt</text:p><text:section text:style-name="Sect3" text:name="Section11"><text:h text:outline-level="3" text:style-name="rststyle-heading3">4.1.1   Paragraph styles</text:h>4.1.1   <text:p text:style-name="rststyle-textbody"><text:span text:style-name="rststyle-strong">rststyle-blockindent</text:span></text:p><text:p text:style-name="rststyle-blockindent">An indented block.</text:p><text:p text:style-name="rststyle-textbody"><text:span text:style-name="rststyle-strong">rststyle-blockquote</text:span></text:p><text:p text:style-name="rststyle-blockindent">A block quote.</text:p><text:p text:style-name="rststyle-textbody"><text:span text:style-name="rststyle-strong">rststyle-codeblock</text:span></text:p><text:p text:style-name="rststyle-blockindent">Literal code blocks -- A block of example code.  Derived from
the <text:span text:style-name="rststyle-inlineliteral">Preformatted Text</text:span> style in <text:span text:style-name="rststyle-inlineliteral">oowriter</text:span>.</text:p><text:p text:style-name="rststyle-textbody"><text:span text:style-name="rststyle-strong">rststyle-heading{1|2|3|4|5}</text:span></text:p><text:p text:style-name="rststyle-blockindent">Headings (sub-titles).  Five levels of sub-headings are
provided: rststyle-heading1 through rststyle-heading5.</text:p><text:p text:style-name="rststyle-textbody"><text:span text:style-name="rststyle-strong">rststyle-bodyindent</text:span></text:p><text:p text:style-name="rststyle-blockindent">An indented block.</text:p><text:p text:style-name="rststyle-textbody"><text:span text:style-name="rststyle-strong">rststyle-bulletitem</text:span></text:p><text:p text:style-name="rststyle-blockindent">An item in an bullet list.</text:p><text:p text:style-name="rststyle-textbody"><text:span text:style-name="rststyle-strong">rststyle-enumitem</text:span></text:p><text:p text:style-name="rststyle-blockindent">An item in an enumerated list.</text:p><text:p text:style-name="rststyle-textbody"><text:span text:style-name="rststyle-strong">rststyle-footer</text:span></text:p><text:p text:style-name="rststyle-blockindent">The style for footers.  The footer content originates from the
<text:span text:style-name="rststyle-inlineliteral">..footer::</text:span> directive and in response to the command line
flags for generator (<text:span text:style-name="rststyle-inlineliteral">--generator</text:span>), date/time generated
(<text:span text:style-name="rststyle-inlineliteral">--date</text:span> and <text:span text:style-name="rststyle-inlineliteral">--time</text:span>), and view source link
(<text:span text:style-name="rststyle-inlineliteral">--source-link</text:span> and <text:span text:style-name="rststyle-inlineliteral">--source-url=URL</text:span>).</text:p><text:p text:style-name="rststyle-textbody"><text:span text:style-name="rststyle-strong">rststyle-header</text:span></text:p><text:p text:style-name="rststyle-blockindent">The style for headers.  The header content originates from the
<text:span text:style-name="rststyle-inlineliteral">..header::</text:span> directive.</text:p><text:p text:style-name="rststyle-textbody"><text:span text:style-name="rststyle-strong">rststyle-horizontalline</text:span></text:p><text:p text:style-name="rststyle-blockindent">A horizontal line, e.g. used for transitions.</text:p><text:p text:style-name="rststyle-textbody"><text:span text:style-name="rststyle-strong">rststyle-table-title</text:span></text:p><text:p text:style-name="rststyle-blockindent">The style for titles of tables.  See section <text:a xlink:type="simple" xlink:href="#the-table-directive">The table
directive</text:a>.</text:p><text:p text:style-name="rststyle-textbody"><text:span text:style-name="rststyle-strong">rststyle-textbody</text:span></text:p><text:p text:style-name="rststyle-blockindent">Normal text.  The style for paragraphs.</text:p></text:section><text:section text:style-name="Sect3" text:name="Section12"><text:h text:outline-level="3" text:style-name="rststyle-heading3">4.1.2   Character styles</text:h>4.1.2   <text:p text:style-name="rststyle-textbody"><text:span text:style-name="rststyle-strong">rststyle-emphasis</text:span></text:p><text:p text:style-name="rststyle-blockindent">Emphasis.  Normally rendered as italics.</text:p><text:p text:style-name="rststyle-textbody"><text:span text:style-name="rststyle-strong">rststyle-inlineliteral</text:span></text:p><text:p text:style-name="rststyle-blockindent">An inline literal.</text:p><text:p text:style-name="rststyle-textbody"><text:span text:style-name="rststyle-strong">rststyle-strong</text:span></text:p><text:p text:style-name="rststyle-blockindent">Strong emphasis.  Normally rendered as boldface.</text:p><text:p text:style-name="rststyle-textbody"><text:span text:style-name="rststyle-strong">rststyle-quotation</text:span></text:p><text:p text:style-name="rststyle-blockindent">In-line quoted material.</text:p><text:p text:style-name="rststyle-textbody"><text:span text:style-name="rststyle-strong">rststyle-codeblock-classname</text:span></text:p><text:p text:style-name="rststyle-blockindent">Syntax highlighting in literal code blocks -- class names.</text:p><text:p text:style-name="rststyle-textbody"><text:span text:style-name="rststyle-strong">rststyle-codeblock-comment</text:span></text:p><text:p text:style-name="rststyle-blockindent">Syntax highlighting in literal code blocks -- comments.</text:p><text:p text:style-name="rststyle-textbody"><text:span text:style-name="rststyle-strong">rststyle-codeblock-functionname</text:span></text:p><text:p text:style-name="rststyle-blockindent">Syntax highlighting in literal code blocks -- function names.</text:p><text:p text:style-name="rststyle-textbody"><text:span text:style-name="rststyle-strong">rststyle-codeblock-keyword</text:span></text:p><text:p text:style-name="rststyle-blockindent">Syntax highlighting in literal code blocks -- Python language
keywords.</text:p><text:p text:style-name="rststyle-textbody"><text:span text:style-name="rststyle-strong">rststyle-codeblock-name</text:span></text:p><text:p text:style-name="rststyle-blockindent">Syntax highlighting in literal code blocks -- other names, for
example, variables.</text:p><text:p text:style-name="rststyle-textbody"><text:span text:style-name="rststyle-strong">rststyle-codeblock-number</text:span></text:p><text:p text:style-name="rststyle-blockindent">Syntax highlighting in literal code blocks -- literal numbers,
including integers, floats, hex numbers, and octal numbers.</text:p><text:p text:style-name="rststyle-textbody"><text:span text:style-name="rststyle-strong">rststyle-codeblock-operator</text:span></text:p><text:p text:style-name="rststyle-blockindent">Syntax highlighting in literal code blocks -- Python operators.</text:p><text:p text:style-name="rststyle-textbody"><text:span text:style-name="rststyle-strong">rststyle-codeblock-string</text:span></text:p><text:p text:style-name="rststyle-blockindent">Syntax highlighting in literal code blocks -- literal strings.</text:p></text:section><text:section text:style-name="Sect3" text:name="Section13"><text:h text:outline-level="3" text:style-name="rststyle-heading3">4.1.3   List styles</text:h>4.1.3   <text:p text:style-name="rststyle-textbody"><text:span text:style-name="rststyle-strong">rststyle-bulletlist</text:span></text:p><text:p text:style-name="rststyle-blockindent">Bullet lists (but not in the table of contents)</text:p><text:p text:style-name="rststyle-textbody"><text:span text:style-name="rststyle-strong">rststyle-enumlist</text:span></text:p><text:p text:style-name="rststyle-blockindent">Enumerated lists (but not in the table of contents)</text:p><text:p text:style-name="rststyle-textbody"><text:span text:style-name="rststyle-strong">rststyle-tocbulletlist</text:span></text:p><text:p text:style-name="rststyle-blockindent">Lists in the table of contents when section numbering is off</text:p><text:p text:style-name="rststyle-textbody"><text:span text:style-name="rststyle-strong">rststyle-tocenumlist</text:span></text:p><text:p text:style-name="rststyle-blockindent">Lists in the table of contents when section numbering is on</text:p></text:section><text:section text:style-name="Sect3" text:name="Section14"><text:h text:outline-level="3" text:style-name="rststyle-heading3">4.1.4   Table styles</text:h>4.1.4   <text:p text:style-name="rststyle-textbody">Table styles are generated by <text:span text:style-name="rststyle-inlineliteral">oowriter</text:span> for each table that you
create.  Therefore, <text:span text:style-name="rststyle-inlineliteral">odtwriter</text:span> attempts to do something
similar.  These styles are created in the <text:span text:style-name="rststyle-inlineliteral">content.xml</text:span> document
in the generated <text:span text:style-name="rststyle-inlineliteral">.odt</text:span>.   These styles have names prefixed with
"rststyle-Table".</text:p></text:section></text:section></text:section>
      <text:section text:style-name="Sect1" text:name="Section15"><text:h text:outline-level="1" text:style-name="rststyle-heading1">5   Hints and Suggestions</text:h>5   <text:section text:style-name="Sect2" text:name="Section16"><text:h text:outline-level="2" text:style-name="rststyle-heading2">5.1   Table of contents</text:h>5.1   <text:p text:style-name="rststyle-textbody"><text:span text:style-name="rststyle-inlineliteral">odtwriter</text:span> can generate an outline style table of contents.
However, if you want an <text:span text:style-name="rststyle-inlineliteral">oowriter</text:span> style table of contents along
with the formatting control that <text:span text:style-name="rststyle-inlineliteral">oowriter</text:span> gives you, then you
may want to omit the <text:span text:style-name="rststyle-inlineliteral">.. contents::</text:span> directive and, after
generating your document, open it in <text:span text:style-name="rststyle-inlineliteral">oowriter</text:span> and insert a
table of contents.   That feature is under menu item:</text:p><text:p xmlns:text="urn:oasis:names:tc:opendocument:xmlns:text:1.0" text:style-name="rststyle-codeblock">Insert --&gt; Indexes and Tables --&gt; Indexes and Tables</text:p></text:section><text:section text:style-name="Sect2" text:name="Section17"><text:h text:outline-level="2" text:style-name="rststyle-heading2">5.2   Syntax highlighting</text:h>5.2   <text:p text:style-name="rststyle-textbody"><text:span text:style-name="rststyle-inlineliteral">odtwriter</text:span> can add Python syntax highlighting to code in
literal code blocks.  In order to activate this, do both of the
following: (1) install Pygments and (2) use the command line flag
<text:span text:style-name="rststyle-inlineliteral">--add-syntax-highlighting</text:span>.  Example:</text:p><text:p xmlns:text="urn:oasis:names:tc:opendocument:xmlns:text:1.0" text:style-name="rststyle-codeblock">$ rst2odt.py -g --add-syntax-highlight test.txt test.odt</text:p><text:p text:style-name="rststyle-textbody"><text:span text:style-name="rststyle-strong">Caution:</text:span> When <text:span text:style-name="rststyle-inlineliteral">odtwriter</text:span> does syntax highlighting, by
default, it applies a Python lexer and Python syntax highlighting.
If you have literal code blocks that contain code which is <text:span text:style-name="rststyle-emphasis">not</text:span>
Python code, then you likely to want either (1) to use the
<text:span text:style-name="rststyle-inlineliteral">.. sourcecode::</text:span> directive to change the language/lexer or to
turn off highlighting across sections of your document or (2) to
<text:span text:style-name="rststyle-emphasis">not</text:span> use the <text:span text:style-name="rststyle-inlineliteral">--add-syntax-highlighting</text:span> flag.</text:p><text:p text:style-name="rststyle-textbody">You can find Pygments here: <text:a xlink:type="simple" xlink:href="http://pygments.pocoo.org/">Pygments</text:a>.</text:p><text:p text:style-name="rststyle-textbody">The following styles are defined in styles.odt and are used for
literal code blocks and syntax highlighting:</text:p><text:list text:style-name="rststyle-bulletlist"><text:list-item><text:p text:style-name="rststyle-bulletitem">Paragraph styles:</text:p><text:list text:style-name="rststyle-bulletlist"><text:list-item><text:p text:style-name="rststyle-bulletitem">rststyle-codeblock -- The style for the code block as a whole.</text:p></text:list-item></text:list></text:list-item><text:list-item><text:p text:style-name="rststyle-bulletitem">Character styles:</text:p><text:list text:style-name="rststyle-bulletlist"><text:list-item><text:p text:style-name="rststyle-bulletitem">rststyle-codeblock-classname -- class names.</text:p></text:list-item><text:list-item><text:p text:style-name="rststyle-bulletitem">rststyle-codeblock-comment -- comments.</text:p></text:list-item><text:list-item><text:p text:style-name="rststyle-bulletitem">rststyle-codeblock-functionname -- function names.</text:p></text:list-item><text:list-item><text:p text:style-name="rststyle-bulletitem">rststyle-codeblock-keyword -- Python language keywords.</text:p></text:list-item><text:list-item><text:p text:style-name="rststyle-bulletitem">rststyle-codeblock-name -- other names, for example,
variables.</text:p></text:list-item><text:list-item><text:p text:style-name="rststyle-bulletitem">rststyle-codeblock-number -- literal numbers, including
integers, floats, hex numbers, and octal numbers.</text:p></text:list-item><text:list-item><text:p text:style-name="rststyle-bulletitem">rststyle-codeblock-operator -- Python operators.</text:p></text:list-item><text:list-item><text:p text:style-name="rststyle-bulletitem">rststyle-codeblock-string -- literal strings.</text:p></text:list-item></text:list></text:list-item></text:list><text:p text:style-name="rststyle-textbody">Each of the above styles has a default appearance that is defined
in <text:span text:style-name="rststyle-inlineliteral">styles.odt</text:span>.  To change that definition and appearance, open
<text:span text:style-name="rststyle-inlineliteral">styles.odt</text:span> in <text:span text:style-name="rststyle-inlineliteral">oowriter</text:span> and use menu item:</text:p><text:p xmlns:text="urn:oasis:names:tc:opendocument:xmlns:text:1.0" text:style-name="rststyle-codeblock">Format --&gt; Styles and Formatting</text:p><text:p text:style-name="rststyle-textbody">Then, click on the Paragraph Styles button or the Character Styles
button at the top of the Styles and Formatting window.  You may
also need to select "All Styles" from the drop-down selection list
at the bottom of the Styles and Formatting window.</text:p><text:section text:style-name="Sect3" text:name="Section18"><text:h text:outline-level="3" text:style-name="rststyle-heading3">5.2.1   Controlling syntax highlighting within a document</text:h>5.2.1   <text:p text:style-name="rststyle-textbody">By default, when you use the <text:span text:style-name="rststyle-inlineliteral">--add-syntax-highlighting</text:span> command
line flag, syntax highlighting in literal blocks is on and the
Python lexer is used.  You can change this within your reST document
with the following directive:</text:p><text:p xmlns:text="urn:oasis:names:tc:opendocument:xmlns:text:1.0" text:style-name="rststyle-codeblock">.. sourcecode newstate</text:p><text:p text:style-name="rststyle-textbody">or:</text:p><text:p xmlns:text="urn:oasis:names:tc:opendocument:xmlns:text:1.0" text:style-name="rststyle-codeblock">.. sourcecode lexer</text:p><text:p text:style-name="rststyle-textbody">where:</text:p><text:list text:style-name="rststyle-bulletlist"><text:list-item><text:p text:style-name="rststyle-bulletitem"><text:span text:style-name="rststyle-emphasis">newstate</text:span> is either "on" or "off", which makes highlighting
active or inactive.</text:p></text:list-item><text:list-item><text:p text:style-name="rststyle-bulletitem"><text:span text:style-name="rststyle-emphasis">lexer</text:span> is the Pygments lexer to use.  Change the lexer to match
the language in literal code blocks.  <text:span text:style-name="rststyle-emphasis">lexer</text:span> should be one of
<text:span text:style-name="rststyle-emphasis">aliases</text:span> listed at <text:a xlink:type="simple" xlink:href="http://pygments.pocoo.org/docs/lexers/">Pygments Available Lexers</text:a>, for example "python",
"pycon", "java", "cpp", "c", "perl", "javascript", etc.</text:p></text:list-item></text:list><text:p text:style-name="rststyle-textbody">Examples:</text:p><text:p xmlns:text="urn:oasis:names:tc:opendocument:xmlns:text:1.0" text:style-name="rststyle-codeblock">.. sourcecode:: on</text:p><text:p xmlns:text="urn:oasis:names:tc:opendocument:xmlns:text:1.0" text:style-name="rststyle-codeblock">.. sourcecode:: python</text:p><text:p xmlns:text="urn:oasis:names:tc:opendocument:xmlns:text:1.0" text:style-name="rststyle-codeblock">.. sourcecode:: off</text:p><text:p xmlns:text="urn:oasis:names:tc:opendocument:xmlns:text:1.0" text:style-name="rststyle-codeblock">.. sourcecode:: java</text:p><text:p xmlns:text="urn:oasis:names:tc:opendocument:xmlns:text:1.0" text:style-name="rststyle-codeblock">.. sourcecode:: on</text:p><text:p text:style-name="rststyle-textbody">A few additional notes and hints:</text:p><text:list text:style-name="rststyle-bulletlist"><text:list-item><text:p text:style-name="rststyle-bulletitem">The syntax highlighting state and language/lexer set by this
directive remain in effect until the next <text:span text:style-name="rststyle-inlineliteral">sourcecode</text:span> directive
is encountered in the reST document.</text:p></text:list-item><text:list-item><text:p text:style-name="rststyle-bulletitem">In order to turn syntax highlighting on (or off) and set the
lexer, you will need to use this directive twice.</text:p></text:list-item><text:list-item><text:p text:style-name="rststyle-bulletitem">Special note to Pythonistas, there is a separate lexer for
examples of code from the Python interactive prompt and console
output or doctests.  The alias for that lexer is "pycon".</text:p></text:list-item></text:list></text:section></text:section><text:section text:style-name="Sect2" text:name="Section19"><text:h text:outline-level="2" text:style-name="rststyle-heading2">5.3   The container directive</text:h>5.3   <text:p text:style-name="rststyle-textbody">There is limited support for the <text:span text:style-name="rststyle-inlineliteral">container</text:span> directive.  The
limitations are the following:</text:p><text:list text:style-name="rststyle-bulletlist"><text:list-item><text:p text:style-name="rststyle-bulletitem">Only the first class in the list of classes (arguments) is used
and</text:p></text:list-item><text:list-item><text:p text:style-name="rststyle-bulletitem">That class/style must be a paragraph style and not (for example) a
character style.</text:p></text:list-item></text:list><text:p text:style-name="rststyle-textbody">So, for example:</text:p><text:p xmlns:text="urn:oasis:names:tc:opendocument:xmlns:text:1.0" text:style-name="rststyle-codeblock">.. container:: style-1 style-2 style-3</text:p><text:p xmlns:text="urn:oasis:names:tc:opendocument:xmlns:text:1.0" text:style-name="rststyle-codeblock"/><text:p xmlns:text="urn:oasis:names:tc:opendocument:xmlns:text:1.0" text:style-name="rststyle-codeblock"><text:s text:c="4"/>a block of text</text:p><text:p text:style-name="rststyle-textbody">Only <text:span text:style-name="rststyle-inlineliteral">style-1</text:span> is used; <text:span text:style-name="rststyle-inlineliteral">style-2</text:span> and <text:span text:style-name="rststyle-inlineliteral">style-3</text:span> are ignored.
And, <text:span text:style-name="rststyle-inlineliteral">style-1</text:span> must be a paragraph style.</text:p><text:p text:style-name="rststyle-textbody">To define a paragraph style, use the following menu item:</text:p><text:p xmlns:text="urn:oasis:names:tc:opendocument:xmlns:text:1.0" text:style-name="rststyle-codeblock">Format --&gt; Styles and Formatting</text:p><text:p text:style-name="rststyle-textbody">Then, click on the Paragraph Styles button.</text:p></text:section><text:section text:style-name="Sect2" text:name="Section20"><text:h text:outline-level="2" text:style-name="rststyle-heading2">5.4   The table directive</text:h>5.4   <text:p text:style-name="rststyle-textbody">The <text:span text:style-name="rststyle-inlineliteral">table</text:span> directive can be used to add a title to a table.
Example:</text:p><text:p xmlns:text="urn:oasis:names:tc:opendocument:xmlns:text:1.0" text:style-name="rststyle-codeblock">.. table:: A little test table</text:p><text:p xmlns:text="urn:oasis:names:tc:opendocument:xmlns:text:1.0" text:style-name="rststyle-codeblock"/><text:p xmlns:text="urn:oasis:names:tc:opendocument:xmlns:text:1.0" text:style-name="rststyle-codeblock"><text:s text:c="4"/>=========== =============</text:p><text:p xmlns:text="urn:oasis:names:tc:opendocument:xmlns:text:1.0" text:style-name="rststyle-codeblock"><text:s text:c="4"/>Name <text:s text:c="7"/>Value</text:p><text:p xmlns:text="urn:oasis:names:tc:opendocument:xmlns:text:1.0" text:style-name="rststyle-codeblock"><text:s text:c="4"/>=========== =============</text:p><text:p xmlns:text="urn:oasis:names:tc:opendocument:xmlns:text:1.0" text:style-name="rststyle-codeblock"><text:s text:c="4"/>Dave <text:s text:c="7"/>Cute</text:p><text:p xmlns:text="urn:oasis:names:tc:opendocument:xmlns:text:1.0" text:style-name="rststyle-codeblock"><text:s text:c="4"/>Mona <text:s text:c="7"/>Smart</text:p><text:p xmlns:text="urn:oasis:names:tc:opendocument:xmlns:text:1.0" text:style-name="rststyle-codeblock"><text:s text:c="4"/>=========== =============</text:p><text:p text:style-name="rststyle-textbody">The above will insert the title "A little test table" at the top of the
table.  You can modify the appearance of the title by modifying the
paragraph style <text:span text:style-name="rststyle-inlineliteral">rststyle-table-title</text:span>.</text:p><text:p text:style-name="rststyle-textbody"><office:annotation><text:p>Configuration for Emacs</text:p></office:annotation></text:p>Configuration for Emacs<text:p text:style-name="rststyle-textbody"><office:annotation><text:p>Local Variables:
mode: indented-text
indent-tabs-mode: nil
sentence-end-double-space: t
fill-column: 68
End:</text:p></office:annotation></text:p>Local Variables:
mode: indented-text
indent-tabs-mode: nil
sentence-end-double-space: t
fill-column: 68
End:</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ststyle-enumitem" style:family="paragraph" style:parent-style-name="Standard" style:list-style-name="rststyle-enumlist"/>
    <style:style style:name="rststyle-bulletitem" style:family="paragraph" style:parent-style-name="Standard" style:list-style-name="rststyle-bulletlist"/>
    <style:style style:name="rststyle-blockindent" style:family="paragraph">
      <style:paragraph-properties fo:margin-left="1cm" fo:margin-right="0cm" fo:text-indent="0cm" style:auto-text-indent="false"/>
    </style:style>
    <style:style style:name="rststyle-heading1" style:family="paragraph" style:parent-style-name="Heading_20_1" style:next-style-name="Text_20_body">
      <style:paragraph-properties fo:background-color="transparent">
        <style:background-image/>
      </style:paragraph-properties>
    </style:style>
    <style:style style:name="rststyle-heading2" style:family="paragraph" style:parent-style-name="Heading_20_2" style:next-style-name="Text_20_body"/>
    <style:style style:name="rststyle-heading3" style:family="paragraph" style:parent-style-name="Heading_20_3" style:next-style-name="Text_20_body"/>
    <style:style style:name="rststyle-heading4" style:family="paragraph" style:parent-style-name="Heading_20_4" style:next-style-name="Text_20_body"/>
    <style:style style:name="rststyle-heading5" style:family="paragraph" style:parent-style-name="Heading_20_5" style:next-style-name="Text_20_body"/>
    <style:style style:name="rststyle-blockquote" style:family="paragraph" style:parent-style-name="rststyle-bodyindent" style:class="text">
      <style:paragraph-properties fo:background-color="#ffff00">
        <style:background-image/>
      </style:paragraph-properties>
    </style:style>
    <style:style style:name="rststyle-bodyindent" style:family="paragraph" style:parent-style-name="Text_20_body_20_indent">
      <style:paragraph-properties fo:margin-left="1cm" fo:margin-right="0cm" fo:text-indent="0cm" style:auto-text-indent="false"/>
    </style:style>
    <style:style style:name="rststyle-horizontalline" style:family="paragraph" style:parent-style-name="Horizontal_20_Line"/>
    <style:style style:name="rststyle-textbody" style:family="paragraph" style:parent-style-name="Text_20_body"/>
    <style:style style:name="rststyle-centeredtextbody" style:family="paragraph" style:parent-style-name="rststyle-textbody">
      <style:paragraph-properties fo:text-align="center" style:justify-single-word="false"/>
    </style:style>
    <style:style style:name="rststyle-caption" style:family="paragraph" style:parent-style-name="Caption"/>
    <style:style style:name="rststyle-codeblock" style:family="paragraph" style:parent-style-name="Preformatted_20_Text">
      <style:paragraph-properties fo:margin-left="0.499cm" fo:margin-right="0cm" fo:text-indent="0cm" style:auto-text-indent="false" fo:background-color="#94bd5e">
        <style:background-image/>
      </style:paragraph-properties>
    </style:style>
    <style:style style:name="rststyle-table-title" style:family="paragraph" style:parent-style-name="Heading_20_3">
      <style:paragraph-properties fo:text-align="center" style:justify-single-word="false"/>
    </style:style>
    <style:style style:name="rststyle-footer" style:family="paragraph" style:parent-style-name="Footer"/>
    <style:style style:name="rststyle-header" style:family="paragraph" style:parent-style-name="Header"/>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rststyle-emphasis" style:family="text" style:parent-style-name="Emphasis">
      <style:text-properties style:font-weight-asian="normal" style:font-weight-complex="normal"/>
    </style:style>
    <style:style style:name="rststyle-strong" style:family="text">
      <style:text-properties fo:font-weight="bold" fo:background-color="transparent"/>
    </style:style>
    <style:style style:name="rststyle-inlineliteral" style:family="text" style:parent-style-name="Example">
      <style:text-properties fo:background-color="#e6e6ff"/>
    </style:style>
    <style:style style:name="rststyle-quotation" style:family="text" style:parent-style-name="Citation">
      <style:text-properties style:font-weight-asian="normal" style:font-weight-complex="normal"/>
    </style:style>
    <style:style style:name="rststyle-codeblock-keyword" style:family="text" style:parent-style-name="Teletype">
      <style:text-properties fo:background-color="#00dcff"/>
    </style:style>
    <style:style style:name="rststyle-codeblock-string" style:family="text" style:parent-style-name="Teletype">
      <style:text-properties fo:background-color="#ffffff"/>
    </style:style>
    <style:style style:name="rststyle-codeblock-number" style:family="text" style:parent-style-name="Teletype">
      <style:text-properties fo:background-color="#0099ff"/>
    </style:style>
    <style:style style:name="rststyle-codeblock-comment" style:family="text" style:parent-style-name="Teletype">
      <style:text-properties fo:background-color="#ccffff"/>
    </style:style>
    <style:style style:name="rststyle-codeblock-classname" style:family="text" style:parent-style-name="Teletype">
      <style:text-properties fo:background-color="#ff3333"/>
    </style:style>
    <style:style style:name="rststyle-codeblock-functionname" style:family="text" style:parent-style-name="Teletype">
      <style:text-properties fo:background-color="#ff3333"/>
    </style:style>
    <style:style style:name="rststyle-codeblock-operator" style:family="text" style:parent-style-name="Teletype">
      <style:text-properties fo:background-color="#ffff66"/>
    </style:style>
    <style:style style:name="rststyle-codeblock-name" style:family="text" style:parent-style-name="Teletype">
      <style:text-properties fo:background-color="#ff3333"/>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rststyle-imageframe" style:family="graphic" style:parent-style-name="Graphics">
      <style:graphic-properties svg:x="0cm" svg:y="0cm"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ststyle-enumlist">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rststyle-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rststyle-tocenumlist">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rststyle-tocbulletlist">
      <text:list-level-style-bullet text:level="1" text:style-name="Bullet_20_Symbols" style:num-prefix=" " style:num-suffix="." text:bullet-char="●">
        <style:list-level-properties text:space-before="0.635cm" text:min-label-width="0.635cm"/>
        <style:text-properties style:font-name="StarSymbol"/>
      </text:list-level-style-bullet>
      <text:list-level-style-bullet text:level="2" text:style-name="Bullet_20_Symbols" style:num-prefix=" " style:num-suffix="." text:bullet-char="●">
        <style:list-level-properties text:space-before="1.27cm" text:min-label-width="0.635cm"/>
        <style:text-properties style:font-name="StarSymbol"/>
      </text:list-level-style-bullet>
      <text:list-level-style-bullet text:level="3" text:style-name="Bullet_20_Symbols" style:num-prefix=" " style:num-suffix=")"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Standard" style:page-layout-name="pm1">
      <style:footer>
        <text:p text:style-name="rststyle-footer">View document source.</text:p>
        <text:p text:style-name="rststyle-footer">Generated by Docutils from reStructuredText source.</text:p>
      </style:footer>
    </style:master-page>
  </office:master-styles>
</office:document-styles>
</file>

<file path=meta.xml><?xml version="1.0" encoding="utf-8"?>
<office:document-meta xmlns:office="urn:oasis:names:tc:opendocument:xmlns:office:1.0" xmlns:meta="urn:oasis:names:tc:opendocument:xmlns:meta:1.0" xmlns:ooo="http://openoffice.org/2004/office" xmlns:xlink="http://www.w3.org/1999/xlink" xmlns:dc="http://purl.org/dc/elements/1.1/" office:version="1.0">
  <office:meta>
    <meta:generator>Docutils/rst2odf.py/1.0a</meta:generator>
    <meta:initial-creator>dkuhlman</meta:initial-creator>
    <meta:creation-date>2007-02-20T13:29:16</meta:creation-date>
    <dc:creator>dkuhlman</dc:creator>
    <dc:date>2007-02-20T13:29:16</dc:date>
    <dc:language>en-US</dc:language>
    <meta:editing-cycles>1</meta:editing-cycles>
    <meta:editing-duration>PT00M01S</meta:editing-duration>
    <dc:title>Odtwriter for Docutils</dc:title>
  </office:meta>
</office:document-meta>
</file>